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12e73">
      <style:table-properties style:width="6.692in" table:align="margins"/>
    </style:style>
    <style:style style:family="table-column" style:name="a711a63"/>
    <style:style style:family="table-cell" style:name="a96a85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ef28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1c87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ec8c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e4f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b055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3ada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052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9380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46db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6f7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ee8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bae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64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74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9f3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1234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216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d79f">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15943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32c5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bdc3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7e87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db36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fc7b2">
      <number:number number:decimal-places="0" number:grouping="true" number:min-integer-digits="1"/>
    </number:number-style>
    <style:style style:data-style-name="nafc7b2" style:family="table-cell" style:name="afd5753">
      <style:table-cell-properties fo:border="0.03cm solid #000000" style:decimal-places="2"/>
      <style:paragraph-properties style:tab-stop-distance="1.25cm"/>
      <style:text-properties style:font-name="Arial" style:font-name-asian="Lucida Sans Unicode" style:font-name-complex="Tahoma"/>
    </style:style>
    <number:number-style style:name="n81d055">
      <number:number number:decimal-places="0" number:grouping="true" number:min-integer-digits="1"/>
    </number:number-style>
    <style:style style:data-style-name="n81d055" style:family="table-cell" style:name="a4bb0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36bd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f135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aea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8cc4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46d7e">
      <number:number number:decimal-places="0" number:grouping="true" number:min-integer-digits="1"/>
    </number:number-style>
    <style:style style:data-style-name="n846d7e" style:family="table-cell" style:name="a33755d">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12e73">
        <table:table-column table:number-columns-repeated="5" table:style-name="a711a63"/>
        <table:table-row>
          <table:table-cell office:string-value="Assignment per Teacher" office:value-type="string" table:style-name="a08d79f">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4ec8c1">
            <text:p>FIRST NAME</text:p>
          </table:table-cell>
          <table:table-cell/>
          <table:table-cell office:string-value="LAST NAME" office:value-type="string" table:style-name="ac052fc">
            <text:p>LAST NAME</text:p>
          </table:table-cell>
          <table:table-cell/>
          <table:table-cell/>
        </table:table-row>
        <table:table-row>
          <table:table-cell office:string-value="teacher9FirstName" office:value-type="string" table:style-name="a396421">
            <text:p>teacher9FirstName</text:p>
          </table:table-cell>
          <table:table-cell/>
          <table:table-cell office:string-value="teacher9LastName" office:value-type="string" table:style-name="a37216f">
            <text:p>teacher9LastName</text:p>
          </table:table-cell>
          <table:table-cell/>
          <table:table-cell/>
        </table:table-row>
        <table:table-row>
          <table:table-cell/>
          <table:table-cell/>
          <table:table-cell/>
          <table:table-cell/>
          <table:table-cell/>
        </table:table-row>
        <table:table-row>
          <table:table-cell office:string-value="STATUS" office:value-type="string" table:style-name="abe4fd6">
            <text:p>STATUS</text:p>
          </table:table-cell>
          <table:table-cell office:string-value="" office:value-type="string" table:style-name="a2dbae0">
            <text:p/>
          </table:table-cell>
          <table:table-cell office:string-value="OFFICE" office:value-type="string" table:style-name="a4ef280">
            <text:p>OFFICE</text:p>
          </table:table-cell>
          <table:table-cell office:string-value="" office:value-type="string" table:style-name="aa9f3d9">
            <text:p/>
          </table:table-cell>
          <table:table-cell/>
        </table:table-row>
        <table:table-row>
          <table:table-cell/>
          <table:table-cell/>
          <table:table-cell/>
          <table:table-cell/>
          <table:table-cell/>
        </table:table-row>
        <table:table-row>
          <table:table-cell office:string-value="PERSONAL E-MAIL" office:value-type="string" table:style-name="a83adad">
            <text:p>PERSONAL E-MAIL</text:p>
          </table:table-cell>
          <table:table-cell/>
          <table:table-cell office:string-value="" office:value-type="string" table:style-name="af6f7a9">
            <text:p/>
          </table:table-cell>
          <table:table-cell/>
          <table:table-cell/>
        </table:table-row>
        <table:table-row>
          <table:table-cell/>
          <table:table-cell/>
          <table:table-cell/>
          <table:table-cell/>
          <table:table-cell/>
        </table:table-row>
        <table:table-row>
          <table:table-cell office:string-value="DAUPHINE E-MAIL" office:value-type="string" table:style-name="a96a85a">
            <text:p>DAUPHINE E-MAIL</text:p>
          </table:table-cell>
          <table:table-cell/>
          <table:table-cell office:string-value="" office:value-type="string" table:style-name="ad12340">
            <text:p/>
          </table:table-cell>
          <table:table-cell/>
          <table:table-cell/>
        </table:table-row>
        <table:table-row>
          <table:table-cell/>
          <table:table-cell/>
          <table:table-cell/>
          <table:table-cell/>
          <table:table-cell/>
        </table:table-row>
        <table:table-row>
          <table:table-cell office:string-value="PERSONAL PHONE" office:value-type="string" table:style-name="a21c879">
            <text:p>PERSONAL PHONE</text:p>
          </table:table-cell>
          <table:table-cell/>
          <table:table-cell office:string-value="MOBILE PHONE" office:value-type="string" table:style-name="ad93805">
            <text:p>MOBILE PHONE</text:p>
          </table:table-cell>
          <table:table-cell/>
          <table:table-cell office:string-value="DAUPHINE PHONE NUMBER" office:value-type="string" table:style-name="afb0558">
            <text:p>DAUPHINE PHONE NUMBER</text:p>
          </table:table-cell>
        </table:table-row>
        <table:table-row>
          <table:table-cell office:string-value="" office:value-type="string" table:style-name="a5ee84f">
            <text:p/>
          </table:table-cell>
          <table:table-cell/>
          <table:table-cell office:string-value="" office:value-type="string" table:style-name="a946db7">
            <text:p/>
          </table:table-cell>
          <table:table-cell/>
          <table:table-cell office:string-value="" office:value-type="string" table:style-name="a1e747d">
            <text:p/>
          </table:table-cell>
        </table:table-row>
        <table:table-row table:number-rows-repeated="2">
          <table:table-cell/>
          <table:table-cell/>
          <table:table-cell/>
          <table:table-cell/>
          <table:table-cell/>
        </table:table-row>
        <table:table-row>
          <table:table-cell office:string-value="STUDY LEVEL" office:value-type="string" table:style-name="a15943f">
            <text:p>STUDY LEVEL</text:p>
          </table:table-cell>
          <table:table-cell office:string-value="SEMESTER" office:value-type="string" table:style-name="af32c55">
            <text:p>SEMESTER</text:p>
          </table:table-cell>
          <table:table-cell office:string-value="COURSE" office:value-type="string" table:style-name="a2bdc38">
            <text:p>COURSE</text:p>
          </table:table-cell>
          <table:table-cell office:string-value="TYPE" office:value-type="string" table:style-name="ab7e873">
            <text:p>TYPE</text:p>
          </table:table-cell>
          <table:table-cell office:string-value="Nbr H" office:value-type="string" table:style-name="a7db364">
            <text:p>Nbr H</text:p>
          </table:table-cell>
        </table:table-row>
        <table:table-row>
          <table:table-cell office:string-value="DE1" office:value-type="string" table:style-name="ad36bdb">
            <text:p>DE1</text:p>
          </table:table-cell>
          <table:table-cell office:value="1.0" office:value-type="float" table:style-name="afd5753">
            <text:p>1</text:p>
          </table:table-cell>
          <table:table-cell office:string-value="testcourse9" office:value-type="string" table:style-name="a9f135e">
            <text:p>testcourse9</text:p>
          </table:table-cell>
          <table:table-cell office:string-value="TD" office:value-type="string" table:style-name="afaea3b">
            <text:p>TD</text:p>
          </table:table-cell>
          <table:table-cell office:value="1.0" office:value-type="float" table:style-name="a4bb02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8cc4d">
            <text:p>TOTAL</text:p>
          </table:table-cell>
          <table:table-cell office:value="1.0" office:value-type="float" table:style-name="a33755d">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9</dc:date>
    <meta:editing-cycles>1</meta:editing-cycles>
    <meta:editing-duration>PT0.201S</meta:editing-duration>
    <meta:initial-creator>inesdraredja</meta:initial-creator>
    <meta:creation-date>2020-06-16T08:57:59</meta:creation-date>
    <dc:language>fr</dc:language>
  </office:meta>
</office:document-meta>
</file>